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b5e2" officeooo:paragraph-rsid="0002b5e2"/>
    </style:style>
    <style:style style:name="P2" style:family="paragraph" style:parent-style-name="Standard">
      <style:paragraph-properties fo:text-align="center" style:justify-single-word="false"/>
      <style:text-properties officeooo:rsid="0002b5e2" officeooo:paragraph-rsid="0002b5e2"/>
    </style:style>
    <style:style style:name="P3" style:family="paragraph" style:parent-style-name="Standard">
      <style:paragraph-properties fo:text-align="start" style:justify-single-word="false"/>
      <style:text-properties fo:font-weight="bold" officeooo:rsid="0002b5e2" officeooo:paragraph-rsid="0002b5e2" style:font-weight-asian="bold" style:font-weight-complex="bold"/>
    </style:style>
    <style:style style:name="P4" style:family="paragraph" style:parent-style-name="Standard">
      <style:paragraph-properties fo:text-align="start" style:justify-single-word="false"/>
      <style:text-properties fo:font-weight="bold" officeooo:rsid="0002f97f" officeooo:paragraph-rsid="0002f97f" style:font-weight-asian="bold" style:font-weight-complex="bold"/>
    </style:style>
    <style:style style:name="P5" style:family="paragraph" style:parent-style-name="Standard">
      <style:paragraph-properties fo:text-align="start" style:justify-single-word="false"/>
      <style:text-properties fo:font-weight="bold" officeooo:rsid="0003e8f0" officeooo:paragraph-rsid="0003e8f0" style:font-weight-asian="bold" style:font-weight-complex="bold"/>
    </style:style>
    <style:style style:name="P6" style:family="paragraph" style:parent-style-name="Standard">
      <style:paragraph-properties fo:text-align="start" style:justify-single-word="false"/>
      <style:text-properties fo:font-weight="bold" officeooo:rsid="0004116b" officeooo:paragraph-rsid="0004116b" style:font-weight-asian="bold" style:font-weight-complex="bold"/>
    </style:style>
    <style:style style:name="P7" style:family="paragraph" style:parent-style-name="Standard">
      <style:paragraph-properties fo:text-align="start" style:justify-single-word="false"/>
      <style:text-properties fo:font-weight="normal" officeooo:rsid="0002f97f" officeooo:paragraph-rsid="0002f97f"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3e8f0"/>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an Moloney</text:p>
      <text:p text:style-name="P1">Professor Rivoire</text:p>
      <text:p text:style-name="P1">CS 351: Computer Architecture </text:p>
      <text:p text:style-name="P1">20 February 2017</text:p>
      <text:p text:style-name="P2">Homework 1</text:p>
      <text:p text:style-name="P3">Problem 1:</text:p>
      <text:p text:style-name="P3">A)<text:span text:style-name="T1"> GPUs have been rapidly increasing in processing power. <text:s/>They are increasing at a faster rate than conventional CPUs. <text:s/>GPUs outperfome CPUs in floating point operations and also require less power to do so. <text:s/>Adding more cores would improve both the latency and throughput because they are simple chips.</text:span></text:p>
      <text:p text:style-name="P3">B) <text:span text:style-name="T1"><text:s/>This tells us the GPU is best used for very large computations.</text:span></text:p>
      <text:p text:style-name="P3">C)<text:span text:style-name="T1"> How will the improvement on GPUs help use increase of knowledge of machine learning?</text:span></text:p>
      <text:p text:style-name="P3">Problem 2:</text:p>
      <text:p text:style-name="P3">A)<text:span text:style-name="T1"> One feature of ARM/LEGv8 to RISC ISA is its fixed width instruction set.</text:span></text:p>
      <text:p text:style-name="P3">B)<text:span text:style-name="T1"> CPU1 = 1.7 * .6 GHz = 1.02 </text:span></text:p>
      <text:p text:style-name="P3"><text:span text:style-name="T1">CPU2 = 1.5 * 1.66 GHz = 2.44</text:span></text:p>
      <text:p text:style-name="P3"><text:span text:style-name="T1">CPU1 is 2.44 times slower than CPU2</text:span></text:p>
      <text:p text:style-name="P4">C)<text:span text:style-name="T1"><draw:frame draw:style-name="fr1" draw:name="Object1" text:anchor-type="as-char" svg:y="-0.2437in" svg:width="2.4339in" svg:height="0.6016in" draw:z-index="0"><draw:object xlink:href="./Object 1" xlink:type="simple" xlink:show="embed" xlink:actuate="onLoad"/><draw:image xlink:href="./ObjectReplacements/Object 1" xlink:type="simple" xlink:show="embed" xlink:actuate="onLoad"/></draw:frame></text:span></text:p>
      <text:p text:style-name="P4"><text:span text:style-name="T1"><text:tab/>The improved bwaves would have a 1.227 speedup over the old bwaves.</text:span></text:p>
      <text:p text:style-name="P4">D) <text:span text:style-name="T1">The ARMv8 processor will perform th benchmark faster than the i7.</text:span></text:p>
      <text:p text:style-name="P4"><text:span text:style-name="T1"/></text:p>
      <text:p text:style-name="P4">Problem 3:</text:p>
      <text:p text:style-name="P6">A)</text:p>
      <text:p text:style-name="P7">Known:</text:p>
      <text:p text:style-name="P7"><text:tab/>It will take 100 seconds on 1 core</text:p>
      <text:p text:style-name="P7"><text:tab/>up to 50 seconds of this can be parallelized with a perfect linear sped up</text:p>
      <text:p text:style-name="P7"><text:tab/><text:span text:style-name="T2">Splitting it onto two cores will reduce it by 25 seconds</text:span></text:p>
      <text:p text:style-name="P4"><text:span text:style-name="T1">For 2 cores:</text:span></text:p>
      <text:p text:style-name="P4"><text:span text:style-name="T1"><text:tab/>100 seconds – 25 seconds = 75 seconds.</text:span></text:p>
      <text:p text:style-name="P4"><text:span text:style-name="T1">We then need to adjust this time for the difference in clock speed</text:span><text:span text:style-name="T1"><draw:frame draw:style-name="fr1" draw:name="Object2" text:anchor-type="as-char" svg:y="-0.2437in" svg:width="2.6626in" svg:height="0.3929in" draw:z-index="1"><draw:object xlink:href="./Object 2" xlink:type="simple" xlink:show="embed" xlink:actuate="onLoad"/><draw:image xlink:href="./ObjectReplacements/Object 2" xlink:type="simple" xlink:show="embed" xlink:actuate="onLoad"/></draw:frame></text:span></text:p>
      <text:p text:style-name="P4"><text:span text:style-name="T1"/></text:p>
      <text:p text:style-name="P5"><text:span text:style-name="T1">For 4 cores:</text:span></text:p>
      <text:p text:style-name="P5"><text:span text:style-name="T1"><text:tab/>Since we know that it will take 25 seconds when it is split onto two cores, we must divide this number again by two when we split it onto four cores. <text:s/></text:span></text:p>
      <text:p text:style-name="P5"><text:span text:style-name="T1"><text:tab/></text:span><text:span text:style-name="T1"><draw:frame draw:style-name="fr1" draw:name="Object3" text:anchor-type="as-char" svg:y="-0.2437in" svg:width="1.8181in" svg:height="0.3929in" draw:z-index="2"><draw:object xlink:href="./Object 3" xlink:type="simple" xlink:show="embed" xlink:actuate="onLoad"/><draw:image xlink:href="./ObjectReplacements/Object 3" xlink:type="simple" xlink:show="embed" xlink:actuate="onLoad"/></draw:frame></text:span><text:span text:style-name="T1">Then we add it to the 50 seconds for it to be parallelized.</text:span></text:p>
      <text:p text:style-name="P5"><text:span text:style-name="T1"><draw:frame draw:style-name="fr1" draw:name="Object4" text:anchor-type="as-char" svg:y="-0.1484in" svg:width="2.7453in" svg:height="0.1839in" draw:z-index="3"><draw:object xlink:href="./Object 4" xlink:type="simple" xlink:show="embed" xlink:actuate="onLoad"/><draw:image xlink:href="./ObjectReplacements/Object 4" xlink:type="simple" xlink:show="embed" xlink:actuate="onLoad"/></draw:frame></text:span></text:p>
      <text:p text:style-name="P5"><text:span text:style-name="T1">Finally, we must adjust for the clock speed</text:span></text:p>
      <text:p text:style-name="P5"><text:span text:style-name="T1"><draw:frame draw:style-name="fr1" draw:name="Object5" text:anchor-type="as-char" svg:y="-0.2437in" svg:width="2.7827in" svg:height="0.3929in" draw:z-index="4"><draw:object xlink:href="./Object 5" xlink:type="simple" xlink:show="embed" xlink:actuate="onLoad"/><draw:image xlink:href="./ObjectReplacements/Object 5" xlink:type="simple" xlink:show="embed" xlink:actuate="onLoad"/></draw:frame></text:span></text:p>
      <text:p text:style-name="P5"><text:span text:style-name="T1"/></text:p>
      <text:p text:style-name="P6">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14:50:54.097679978</meta:creation-date>
    <dc:date>2017-02-18T23:41:36.377255394</dc:date>
    <meta:editing-duration>PT8H7M18S</meta:editing-duration>
    <meta:editing-cycles>1</meta:editing-cycles>
    <meta:document-statistic meta:table-count="0" meta:image-count="0" meta:object-count="5" meta:page-count="1" meta:paragraph-count="33" meta:word-count="274" meta:character-count="1440" meta:non-whitespace-character-count="1181"/>
    <meta:generator>LibreOffice/5.1.4.2$Linux_X86_64 LibreOffice_project/10m0$Build-2</meta:generator>
  </office:meta>
</office:document-meta>
</file>

<file path=Object 1/content.xml><?xml version="1.0" encoding="utf-8"?>
<math xmlns="http://www.w3.org/1998/Math/MathML" display="block">
  <semantics>
    <mrow>
      <mfrac>
        <mn>1</mn>
        <mrow>
          <mrow>
            <mn>1</mn>
            <mo stretchy="false">−</mo>
            <mn>.37</mn>
          </mrow>
          <mfrac>
            <mn>.37</mn>
            <mn>2</mn>
          </mfrac>
        </mrow>
      </mfrac>
      <mo stretchy="false">=</mo>
      <mfrac>
        <mn>1</mn>
        <mrow>
          <mn>.63</mn>
          <mfrac>
            <mn>.37</mn>
            <mn>2</mn>
          </mfrac>
        </mrow>
      </mfrac>
      <mo stretchy="false">=</mo>
      <mfrac>
        <mn>1</mn>
        <mn>.815</mn>
      </mfrac>
      <mo stretchy="false">=</mo>
      <mn>1.227</mn>
    </mrow>
    <annotation encoding="StarMath 5.0">{1} over {1-.37 {.37} over {2} } = {1} over {.63 {.37} over {2} }  = {1} over {.815}  = 1.227</annotation>
  </semantics>
</math>
</file>

<file path=Object 2/content.xml><?xml version="1.0" encoding="utf-8"?>
<math xmlns="http://www.w3.org/1998/Math/MathML" display="block">
  <semantics>
    <mrow>
      <mn>75</mn>
      <mrow>
        <mrow>
          <mi mathvariant="italic">seconds</mi>
          <mo stretchy="false">−</mo>
          <mfrac>
            <mrow>
              <mn>3.06</mn>
              <mi mathvariant="italic">GHz</mi>
            </mrow>
            <mrow>
              <mn>3.20</mn>
              <mi mathvariant="italic">Ghz</mi>
            </mrow>
          </mfrac>
        </mrow>
        <mo stretchy="false">≈</mo>
        <mn>71.72</mn>
      </mrow>
      <mi mathvariant="italic">seconds</mi>
    </mrow>
    <annotation encoding="StarMath 5.0">75 seconds - {3.06GHz} over {3.20Ghz} approx 71.72 seconds</annotation>
  </semantics>
</math>
</file>

<file path=Object 3/content.xml><?xml version="1.0" encoding="utf-8"?>
<math xmlns="http://www.w3.org/1998/Math/MathML" display="block">
  <semantics>
    <mrow>
      <mrow>
        <mfrac>
          <mrow>
            <mn>25</mn>
            <mi mathvariant="italic">seconds</mi>
          </mrow>
          <mn>2</mn>
        </mfrac>
        <mo stretchy="false">=</mo>
        <mn>12.5</mn>
      </mrow>
      <mi mathvariant="italic">seconds</mi>
    </mrow>
    <annotation encoding="StarMath 5.0">{25 seconds} over {2} = 12.5 seconds</annotation>
  </semantics>
</math>
</file>

<file path=Object 4/content.xml><?xml version="1.0" encoding="utf-8"?>
<math xmlns="http://www.w3.org/1998/Math/MathML" display="block">
  <semantics>
    <mrow>
      <mn>50</mn>
      <mrow>
        <mi mathvariant="italic">seconds</mi>
        <mo stretchy="false">+</mo>
        <mn>12.5</mn>
      </mrow>
      <mrow>
        <mi mathvariant="italic">seconds</mi>
        <mo stretchy="false">=</mo>
        <mn>62.5</mn>
      </mrow>
      <mi mathvariant="italic">seconds</mi>
    </mrow>
    <annotation encoding="StarMath 5.0">50 seconds + 12.5 seconds = 62.5 seconds</annotation>
  </semantics>
</math>
</file>

<file path=Object 5/content.xml><?xml version="1.0" encoding="utf-8"?>
<math xmlns="http://www.w3.org/1998/Math/MathML" display="block">
  <semantics>
    <mrow>
      <mn>62.5</mn>
      <mi mathvariant="italic">seconds</mi>
      <mi>x</mi>
      <mrow>
        <mfrac>
          <mrow>
            <mn>2.26</mn>
            <mi mathvariant="italic">hz</mi>
          </mrow>
          <mrow>
            <mn>3.20</mn>
            <mi mathvariant="italic">GHz</mi>
          </mrow>
        </mfrac>
        <mo stretchy="false">≈</mo>
        <mn>44.14</mn>
      </mrow>
      <mi mathvariant="italic">seconds</mi>
    </mrow>
    <annotation encoding="StarMath 5.0">62.5 seconds  x  {2.26hz} over {3.20GHz} approx 44.14 seconds</annotation>
  </semantics>
</math>
</file>